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c8e9e" officeooo:paragraph-rsid="001c8e9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a2091" officeooo:paragraph-rsid="001a209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a2091" officeooo:paragraph-rsid="001a209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4pt" fo:font-weight="normal" officeooo:rsid="001a2091" officeooo:paragraph-rsid="001a209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a239b" officeooo:paragraph-rsid="001a239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c8e9e" officeooo:paragraph-rsid="001c8e9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a2091" officeooo:paragraph-rsid="001a209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a239b" officeooo:paragraph-rsid="001a239b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bcf30"/>
    </style:style>
    <style:style style:name="P10" style:family="paragraph" style:parent-style-name="Standard">
      <style:paragraph-properties fo:text-align="end" style:justify-single-word="false"/>
      <style:text-properties officeooo:paragraph-rsid="001a2091"/>
    </style:style>
    <style:style style:name="P11" style:family="paragraph" style:parent-style-name="Standard">
      <style:paragraph-properties fo:text-align="start" style:justify-single-word="false"/>
      <style:text-properties fo:font-size="18pt" fo:font-style="normal" fo:font-weight="bold" officeooo:rsid="001a239b" officeooo:paragraph-rsid="001a239b" style:font-size-asian="15.75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bcf30" officeooo:paragraph-rsid="001bcf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normal" fo:font-weight="normal" officeooo:rsid="001bcf3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ласификација планета и сателит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Аутори:</text:p>
      <text:p text:style-name="P3">Тодор Тодоровић<text:tab/><text:tab/><text:tab/><text:tab/><text:tab/><text:tab/><text:tab/> <text:s text:c="8"/><text:tab/> <text:s text:c="20"/><text:span text:style-name="T1">Ментор:</text:span></text:p>
      <text:p text:style-name="P4">Петра Игњатовић 63/2020 <text:tab/><text:tab/><text:tab/><text:tab/><text:tab/><text:tab/> <text:s text:c="12"/>Ненад Митић</text:p>
      <text:p text:style-name="P4"/>
      <text:p text:style-name="P4"/>
      <text:p text:style-name="P4"/>
      <text:p text:style-name="P10"/>
      <text:p text:style-name="P10"/>
      <text:p text:style-name="P10"><text:soft-page-break/></text:p>
      <text:p text:style-name="P6">Садржај</text:p>
      <text:p text:style-name="P6"/>
      <text:p text:style-name="P6">Увод</text:p>
      <text:p text:style-name="P6"/>
      <text:p text:style-name="P6">Појединачна класификација</text:p>
      <text:p text:style-name="P6"><text:tab/>Класификација планета</text:p>
      <text:p text:style-name="P6"><text:tab/><text:tab/>Необрађен скуп података</text:p>
      <text:p text:style-name="P6"><text:tab/><text:tab/>Аугментовани скуп података</text:p>
      <text:p text:style-name="P6"><text:tab/>Класификација сателита</text:p>
      <text:p text:style-name="P6"><text:tab/><text:tab/>Необрађен скуп података</text:p>
      <text:p text:style-name="P6"><text:tab/><text:tab/>Аугментовани скуп података</text:p>
      <text:p text:style-name="P6"/>
      <text:p text:style-name="P6">Групна класификација</text:p>
      <text:p text:style-name="P6"><text:tab/>Необрађен скуп података</text:p>
      <text:p text:style-name="P6"><text:tab/>Аугментовани скуп података</text:p>
      <text:p text:style-name="P6"/>
      <text:p text:style-name="P6">Упоређивање резултата</text:p>
      <text:p text:style-name="P6"/>
      <text:p text:style-name="P6">Закључак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1">Увод</text:p>
      <text:p text:style-name="P11"/>
      <text:p text:style-name="P8">Класификација планета и сателита је проблем који се може наћи у областима астрономије и астрофизике. За његово решавање користе се напредне технике класификације помоћу неронских мрежа, што је и био наш предмет проучавања. </text:p>
      <text:p text:style-name="P8"/>
      <text:p text:style-name="P8">Циљ пројекта је да се, користећи технике обраде слика и машинског учења, представи модел који ће бити способан да препозна и разликује прво планете, а затим и њихове природне сателите на основу њихових фотографија.</text:p>
      <text:p text:style-name="P8"/>
      <text:p text:style-name="P9"><text:span text:style-name="T2">Коришћена база података може се наћи на адреси:<text:line-break/></text:span><text:a xlink:type="simple" xlink:href="https://www.kaggle.com/datasets/emirhanai/planets-and-moons-dataset-ai-in-space?resource=download" text:style-name="Internet_20_link" text:visited-style-name="Visited_20_Internet_20_Link"><text:span text:style-name="T3">https://www.kaggle.com/datasets/emirhanai/planets-and-moons-dataset-ai-in-space?resource=download</text:span></text:a></text:p>
      <text:p text:style-name="P12"><text:span text:style-name="T3"/></text:p>
      <text:p text:style-name="P12"><text:span text:style-name="T3">У сврху истраживања и процене способности, модели направљени у овом пројекту су били подвргнути различитим варијантама базе података – величина базе података је била мењана, и саме слике на којима су модели тестиран су биле аугментоване разним техникама које пружа програмски језик Пајтон. </text:span></text:p>
      <text:p text:style-name="P12"><text:span text:style-name="T3"/></text:p>
      <text:p text:style-name="P12"><text:span text:style-name="T3">Први модел који ће бити представљен је имао задатак да класификује посебно планете, посебно сателите, а други модел је класификовао све објекте заједно. </text:span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/></text:p>
      <text:p text:style-name="P1"/>
      <text:p text:style-name="P1">Појединачна класификација </text:p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1:59:20.207335366</meta:creation-date>
    <dc:date>2024-05-03T12:42:36.264727882</dc:date>
    <meta:editing-duration>PT8M55S</meta:editing-duration>
    <meta:editing-cycles>1</meta:editing-cycles>
    <meta:document-statistic meta:table-count="0" meta:image-count="0" meta:object-count="0" meta:page-count="4" meta:paragraph-count="25" meta:word-count="188" meta:character-count="1495" meta:non-whitespace-character-count="1259"/>
    <meta:generator>LibreOffice/7.3.7.2$Linux_X86_64 LibreOffice_project/30$Build-2</meta:generator>
  </office:meta>
</office:document-meta>
</file>